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00ab" officeooo:paragraph-rsid="000762a7"/>
    </style:style>
    <style:style style:name="P2" style:family="paragraph" style:parent-style-name="Standard">
      <style:text-properties officeooo:rsid="000762a7" officeooo:paragraph-rsid="000762a7"/>
    </style:style>
    <style:style style:name="P3" style:family="paragraph" style:parent-style-name="Standard">
      <style:text-properties officeooo:rsid="0007fe0a" officeooo:paragraph-rsid="0007fe0a"/>
    </style:style>
    <style:style style:name="P4" style:family="paragraph" style:parent-style-name="Standard">
      <style:text-properties fo:font-weight="bold" officeooo:rsid="0007fe0a" officeooo:paragraph-rsid="0007fe0a" style:font-weight-asian="bold" style:font-weight-complex="bold"/>
    </style:style>
    <style:style style:name="P5" style:family="paragraph" style:parent-style-name="Standard">
      <style:text-properties fo:font-weight="normal" officeooo:rsid="0007fe0a" officeooo:paragraph-rsid="0007fe0a" style:font-weight-asian="normal" style:font-weight-complex="normal"/>
    </style:style>
    <style:style style:name="T1" style:family="text">
      <style:text-properties officeooo:rsid="000762a7"/>
    </style:style>
    <style:style style:name="T2" style:family="text">
      <style:text-properties style:text-position="super 58%"/>
    </style:style>
    <style:style style:name="T3" style:family="text">
      <style:text-properties style:text-position="super 58%" officeooo:rsid="000762a7"/>
    </style:style>
    <style:style style:name="T4" style:family="text">
      <style:text-properties style:text-position="0% 100%"/>
    </style:style>
    <style:style style:name="T5" style:family="text">
      <style:text-properties style:text-position="0% 100%" officeooo:rsid="000762a7"/>
    </style:style>
    <style:style style:name="T6" style:family="text">
      <style:text-properties style:text-position="0% 100%" officeooo:rsid="0007fe0a"/>
    </style:style>
    <style:style style:name="T7" style:family="text">
      <style:text-properties style:text-position="0% 100%" officeooo:rsid="0008fc7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y bienvenido de nuevo, esta sera la ultima lección sobre ecuaciones cuadráticas, y ademas veremos una forma ingeniosa de resolver ecuaciones de grados mayores, entonces lo que nos importa en esta ocasión son las ecuaciones que tienen un radical, que es lo mismo que una raíz, cuadrada, cubica o la que sea, <text:span text:style-name="T1">pues bien para eso tomemos en cuenta que si P y Q son expresiones algebraicas las soluciones para la ecuación P=Q también son soluciones para P</text:span><text:span text:style-name="T3">n</text:span><text:span text:style-name="T5">=Q</text:span><text:span text:style-name="T3">n </text:span><text:span text:style-name="T5">sin embargo, no pasa a la inversa, la soluciones de <text:s/>P</text:span><text:span text:style-name="T3">n</text:span><text:span text:style-name="T5">=Q</text:span><text:span text:style-name="T3">n </text:span><text:span text:style-name="T5">no necesariamente son soluciones de P=Q a estas soluciones se les llama extrañas, para que quede más claro esto simplemente piensen en x=-2 esa ecuación ya esta resuelta su raíz, es -2, y lo elevamos al cuadrado x</text:span><text:span text:style-name="T3">2</text:span><text:span text:style-name="T5">=4 tenemos una ecuación cuadrática con dos soluciones 2 y -2, y podemos ver que 2 es solución de <text:s/>x</text:span><text:span text:style-name="T3">2</text:span><text:span text:style-name="T5">=4 pero no lo es de x=-2 </text:span></text:p>
      <text:p text:style-name="P1"><text:span text:style-name="T5"/></text:p>
      <text:p text:style-name="P2"><text:span text:style-name="T4">explicado este punto para resolver una ecuación con radical, bastara con elevarla a la potencia adecuada, tomemos por ejemplo </text:span></text:p>
      <text:p text:style-name="P2"><text:span text:style-name="T4"><text:tab/><text:tab/><text:tab/><text:tab/><text:tab/>x= raiz(15-2x)</text:span></text:p>
      <text:p text:style-name="P2"><text:span text:style-name="T4">elevado al cuadrado es </text:span></text:p>
      <text:p text:style-name="P2"><text:span text:style-name="T4"><text:tab/><text:tab/><text:tab/><text:tab/><text:tab/>x</text:span><text:span text:style-name="T2">2</text:span><text:span text:style-name="T4">=-15-2x</text:span></text:p>
      <text:p text:style-name="P2"><text:span text:style-name="T4">que si la resolvemos tendríamos dos posibles soluciones x=3, x=-5 sin embargo hay que comprobar si realmente son soluciones a nuestra ecuación original, sustituyendo x=3 </text:span><text:span text:style-name="T7">tendríamos</text:span></text:p>
      <text:p text:style-name="P2"><text:span text:style-name="T4"><text:tab/><text:tab/><text:tab/><text:tab/><text:tab/>3=raiz(15-2(3))</text:span></text:p>
      <text:p text:style-name="P2"><text:span text:style-name="T4"><text:tab/><text:tab/><text:tab/><text:tab/><text:tab/>3=raiz(9)</text:span></text:p>
      <text:p text:style-name="P2"><text:span text:style-name="T4"><text:tab/><text:tab/><text:tab/><text:tab/><text:tab/>3=3</text:span></text:p>
      <text:p text:style-name="P2"><text:span text:style-name="T4">y si sustituimos x=-5 tendremos <text:s text:c="6"/></text:span></text:p>
      <text:p text:style-name="P2"><text:span text:style-name="T4"><text:tab/><text:tab/><text:tab/><text:tab/><text:tab/>-5=raiz(15-2(-5))</text:span></text:p>
      <text:p text:style-name="P2"><text:span text:style-name="T4"><text:tab/><text:tab/><text:tab/><text:tab/><text:tab/>-</text:span><text:span text:style-name="T6">5=raiz(25)</text:span></text:p>
      <text:p text:style-name="P2"><text:span text:style-name="T6"><text:tab/><text:tab/><text:tab/><text:tab/><text:tab/>-5=5</text:span></text:p>
      <text:p text:style-name="P3"><text:span text:style-name="T4">lo cual es una contradicción y por tanto no es una solución correcta</text:span></text:p>
      <text:p text:style-name="P3"><text:span text:style-name="T4"/></text:p>
      <text:p text:style-name="P3"><text:span text:style-name="T4">bien veamos dos ejemplos más el primero para mostrar un caso donde tengamos que volver a elevar al cuadrado</text:span></text:p>
      <text:p text:style-name="P3"><text:span text:style-name="T4"/></text:p>
      <text:p text:style-name="P4"><text:span text:style-name="T4">EJEMPLO PAGINA 166 7.57</text:span></text:p>
      <text:p text:style-name="P4"><text:span text:style-name="T4"/></text:p>
      <text:p text:style-name="P5"><text:span text:style-name="T4">y ahora el caso especial que </text:span><text:span text:style-name="T7">quería</text:span><text:span text:style-name="T4"> comentar resolvamos </text:span></text:p>
      <text:p text:style-name="P5"><text:span text:style-name="T4"/></text:p>
      <text:p text:style-name="P5"><text:span text:style-name="T4"><text:tab/><text:tab/><text:tab/><text:tab/><text:tab/><text:tab/>(5x</text:span><text:span text:style-name="T2">2</text:span><text:span text:style-name="T4">-6)</text:span><text:span text:style-name="T2">1/4</text:span><text:span text:style-name="T4">=x</text:span></text:p>
      <text:p text:style-name="P5"><text:span text:style-name="T4">tenemos lo que seria una raíz cuarta, y para resolverla elevamos a la cuarta potencia</text:span></text:p>
      <text:p text:style-name="P5"><text:span text:style-name="T4"><text:tab/><text:tab/><text:tab/><text:tab/><text:tab/><text:tab/> 5x</text:span><text:span text:style-name="T2">2</text:span><text:span text:style-name="T4">-6=x</text:span><text:span text:style-name="T2">4</text:span></text:p>
      <text:p text:style-name="P5"><text:span text:style-name="T4">re acomodemos esto</text:span></text:p>
      <text:p text:style-name="P5"><text:span text:style-name="T4"><text:tab/><text:tab/><text:tab/><text:tab/><text:tab/><text:tab/>x</text:span><text:span text:style-name="T2">4</text:span><text:span text:style-name="T4">-5x</text:span><text:span text:style-name="T2">2 </text:span><text:span text:style-name="T4">+6=0</text:span></text:p>
      <text:p text:style-name="P5"><text:span text:style-name="T4">aun no sabemos resolver ecuaciones cuartas pero </text:span><text:span text:style-name="T7">fíjense</text:span><text:span text:style-name="T4"> en este ejemplo en particular como realmente tiene una forma como de ecuación </text:span><text:span text:style-name="T7">cuadrática</text:span><text:span text:style-name="T4"> solo que con las potencias al doble de lo que </text:span><text:span text:style-name="T7">deberían</text:span></text:p>
      <text:p text:style-name="P5"><text:span text:style-name="T4">pues podemos hacer algo llamado cambio de variable y definir otra variable como y=x</text:span><text:span text:style-name="T2">2 </text:span><text:span text:style-name="T4">de este modo tendremos</text:span></text:p>
      <text:p text:style-name="P5"><text:span text:style-name="T4"><text:tab/><text:tab/><text:tab/><text:tab/><text:tab/><text:tab/>y</text:span><text:span text:style-name="T2">2</text:span><text:span text:style-name="T4">-5y+6=0</text:span></text:p>
      <text:p text:style-name="P5"><text:span text:style-name="T4">lo cual podemos resolver </text:span></text:p>
      <text:p text:style-name="P5"><text:span text:style-name="T4"/></text:p>
      <text:p text:style-name="P4"><text:span text:style-name="T4">NOTA A PARTIR DE </text:span><text:span text:style-name="T7">AQUÍ</text:span><text:span text:style-name="T4"> LA RESOLUCIÓN Y VOLVER A CAMBIAR LA VARIABLE ES ALGO COMPLEJO DE ESCRIBIR </text:span><text:span text:style-name="T7">ASÍ</text:span><text:span text:style-name="T4"> QUE LO DESARROLLARE EN OTRO FORMATO</text:span></text:p>
      <text:p text:style-name="P5"><text:span text:style-name="T2"><text:tab/><text:tab/><text:tab/><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0T17:35:26.604000000</meta:creation-date>
    <dc:date>2019-06-20T18:09:44.536000000</dc:date>
    <meta:editing-duration>PT37S</meta:editing-duration>
    <meta:editing-cycles>1</meta:editing-cycles>
    <meta:document-statistic meta:table-count="0" meta:image-count="0" meta:object-count="0" meta:page-count="1" meta:paragraph-count="28" meta:word-count="364" meta:character-count="2241" meta:non-whitespace-character-count="1819"/>
    <meta:generator>LibreOffice/6.1.1.2$Windows_X86_64 LibreOffice_project/5d19a1bfa650b796764388cd8b33a5af1f5baa1b</meta:generator>
  </office:meta>
</office:document-meta>
</file>